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FreeSans" fo:font-size="14pt" fo:font-weight="bold" officeooo:paragraph-rsid="001a94c4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FreeSans" fo:font-size="14pt" fo:font-weight="bold" officeooo:paragraph-rsid="001b64d9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FreeSans" fo:font-size="14pt" fo:font-weight="bold" officeooo:paragraph-rsid="001d2ba2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FreeSans" fo:font-size="14pt" fo:font-weight="bold" officeooo:paragraph-rsid="001e758c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FreeSans" fo:font-size="14pt" fo:font-weight="bold" officeooo:paragraph-rsid="002052d0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FreeSans" fo:font-size="14pt" fo:font-weight="bold" officeooo:paragraph-rsid="00215361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FreeSans" fo:font-size="14pt" fo:font-weight="bold" officeooo:paragraph-rsid="0022baf6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FreeSans" fo:font-size="14pt" fo:font-weight="bold" officeooo:rsid="002356f7" officeooo:paragraph-rsid="002b1d9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FreeSans" fo:font-size="14pt" fo:font-weight="bold" officeooo:paragraph-rsid="0024ea94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FreeSans" fo:font-size="14pt" fo:font-weight="bold" officeooo:paragraph-rsid="002912e7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FreeSans" fo:font-size="12pt" fo:font-weight="bold" officeooo:paragraph-rsid="001e758c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ff0000" style:font-name="FreeSans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ff0000" style:font-name="FreeSans" fo:font-size="12pt" fo:font-weight="bold" officeooo:paragraph-rsid="001a94c4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ff0000" style:font-name="FreeSans" fo:font-size="12pt" fo:font-weight="bold" officeooo:paragraph-rsid="001d2ba2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ff0000" style:font-name="FreeSans" fo:font-size="12pt" fo:font-weight="bold" officeooo:paragraph-rsid="001e758c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ff0000" style:font-name="FreeSans" fo:font-size="12pt" fo:font-weight="bold" officeooo:paragraph-rsid="002052d0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ff0000" style:font-name="FreeSans" fo:font-size="12pt" fo:font-weight="bold" officeooo:paragraph-rsid="00215361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ff0000" style:font-name="FreeSans" fo:font-size="12pt" fo:font-weight="bold" officeooo:paragraph-rsid="0022baf6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ff0000" style:font-name="FreeSans" fo:font-size="12pt" fo:font-weight="bold" officeooo:paragraph-rsid="0024ea94" style:font-size-asian="12pt" style:font-weight-asian="bold" style:font-size-complex="12pt" style:font-weight-complex="bold"/>
    </style:style>
    <style:style style:name="P21" style:family="paragraph" style:parent-style-name="Standard">
      <style:text-properties officeooo:paragraph-rsid="001b64d9"/>
    </style:style>
    <style:style style:name="P22" style:family="paragraph" style:parent-style-name="Standard">
      <style:text-properties officeooo:paragraph-rsid="001d2ba2"/>
    </style:style>
    <style:style style:name="P23" style:family="paragraph" style:parent-style-name="Standard">
      <style:paragraph-properties fo:text-align="center" style:justify-single-word="false"/>
      <style:text-properties fo:color="#999999" style:font-name="FreeSans" fo:font-size="11pt" fo:font-weight="bold" style:font-size-asian="11pt" style:font-weight-asian="bold" style:font-size-complex="11pt" style:font-weight-complex="bold"/>
    </style:style>
    <style:style style:name="P24" style:family="paragraph" style:parent-style-name="Standard">
      <style:text-properties officeooo:paragraph-rsid="0022baf6"/>
    </style:style>
    <style:style style:name="P25" style:family="paragraph" style:parent-style-name="Standard">
      <style:text-properties officeooo:paragraph-rsid="002356f7"/>
    </style:style>
    <style:style style:name="P26" style:family="paragraph" style:parent-style-name="Standard">
      <style:text-properties style:use-window-font-color="true" style:font-name="FreeSans" fo:font-size="14pt" fo:font-weight="bold" officeooo:paragraph-rsid="001d2ba2" style:font-size-asian="14pt" style:font-weight-asian="bold" style:font-size-complex="14pt" style:font-weight-complex="bold"/>
    </style:style>
    <style:style style:name="P27" style:family="paragraph" style:parent-style-name="Standard">
      <style:text-properties officeooo:paragraph-rsid="0026cdf1"/>
    </style:style>
    <style:style style:name="P28" style:family="paragraph" style:parent-style-name="Footnote">
      <style:paragraph-properties fo:margin-left="0cm" fo:margin-right="0cm" fo:text-indent="0cm" style:auto-text-indent="false"/>
      <style:text-properties fo:font-size="10.5pt" officeooo:rsid="002e31b9" officeooo:paragraph-rsid="002e31b9" style:font-size-asian="9.14999961853027pt" style:font-size-complex="10.5pt"/>
    </style:style>
    <style:style style:name="P29" style:family="paragraph" style:parent-style-name="Standard">
      <style:text-properties fo:color="#ff0000" style:font-name="FreeSans" fo:font-size="12pt" fo:font-weight="bold" officeooo:rsid="001d2ba2" officeooo:paragraph-rsid="0024ea94" style:font-size-asian="12pt" style:font-weight-asian="bold" style:font-size-complex="12pt" style:font-weight-complex="bold"/>
    </style:style>
    <style:style style:name="P30" style:family="paragraph" style:parent-style-name="Standard">
      <style:text-properties fo:color="#ff0000" style:font-name="FreeSans" fo:font-size="12pt" fo:font-weight="bold" officeooo:rsid="001d2ba2" officeooo:paragraph-rsid="0026cdf1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ff0000" style:font-name="FreeSans" fo:font-size="12pt" fo:font-weight="bold" officeooo:rsid="001d2ba2" officeooo:paragraph-rsid="0022baf6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ff0000" style:font-name="FreeSans" fo:font-size="12pt" fo:font-weight="bold" officeooo:rsid="001d2ba2" officeooo:paragraph-rsid="002912e7" style:font-size-asian="12pt" style:font-weight-asian="bold" style:font-size-complex="12pt" style:font-weight-complex="bold"/>
    </style:style>
    <style:style style:name="P33" style:family="paragraph" style:parent-style-name="Standard">
      <style:text-properties fo:color="#ff0000" style:font-name="FreeSans" fo:font-size="12pt" fo:font-weight="bold" officeooo:rsid="001d2ba2" officeooo:paragraph-rsid="002b1d9d" style:font-size-asian="12pt" style:font-weight-asian="bold" style:font-size-complex="12pt" style:font-weight-complex="bold"/>
    </style:style>
    <style:style style:name="P34" style:family="paragraph" style:parent-style-name="Standard">
      <style:text-properties fo:color="#ff0000" style:font-name="FreeSans" fo:font-size="12pt" fo:font-weight="bold" officeooo:rsid="001d2ba2" officeooo:paragraph-rsid="002356f7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FreeSans" fo:font-size="14pt" fo:font-weight="bold" officeooo:paragraph-rsid="001d2ba2" style:font-size-asian="14pt" style:font-weight-asian="bold" style:font-size-complex="14pt" style:font-weight-complex="bold"/>
    </style:style>
    <style:style style:name="T1" style:family="text">
      <style:text-properties officeooo:rsid="001a94c4"/>
    </style:style>
    <style:style style:name="T2" style:family="text">
      <style:text-properties style:font-name="FreeSans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FreeSans" fo:font-size="14pt" fo:font-weight="bold" officeooo:rsid="001b64d9" style:font-size-asian="14pt" style:font-weight-asian="bold" style:font-size-complex="14pt" style:font-weight-complex="bold"/>
    </style:style>
    <style:style style:name="T4" style:family="text">
      <style:text-properties style:font-name="FreeSans" fo:font-size="14pt" fo:font-weight="bold" officeooo:rsid="001d2ba2" style:font-size-asian="14pt" style:font-weight-asian="bold" style:font-size-complex="14pt" style:font-weight-complex="bold"/>
    </style:style>
    <style:style style:name="T5" style:family="text">
      <style:text-properties style:font-name="FreeSans" fo:font-size="14pt" fo:font-weight="bold" officeooo:rsid="0022baf6" style:font-size-asian="14pt" style:font-weight-asian="bold" style:font-size-complex="14pt" style:font-weight-complex="bold"/>
    </style:style>
    <style:style style:name="T6" style:family="text">
      <style:text-properties style:font-name="FreeSans" fo:font-size="14pt" fo:font-weight="bold" officeooo:rsid="002356f7" style:font-size-asian="14pt" style:font-weight-asian="bold" style:font-size-complex="14pt" style:font-weight-complex="bold"/>
    </style:style>
    <style:style style:name="T7" style:family="text">
      <style:text-properties style:font-name="FreeSans" fo:font-weight="bold" style:font-weight-asian="bold" style:font-weight-complex="bold"/>
    </style:style>
    <style:style style:name="T8" style:family="text">
      <style:text-properties officeooo:rsid="001b64d9"/>
    </style:style>
    <style:style style:name="T9" style:family="text">
      <style:text-properties officeooo:rsid="001d2ba2"/>
    </style:style>
    <style:style style:name="T10" style:family="text">
      <style:text-properties fo:color="#ff0000"/>
    </style:style>
    <style:style style:name="T11" style:family="text">
      <style:text-properties fo:color="#ff0000" officeooo:rsid="001d2ba2"/>
    </style:style>
    <style:style style:name="T12" style:family="text">
      <style:text-properties fo:color="#ff0000" officeooo:rsid="002052d0"/>
    </style:style>
    <style:style style:name="T13" style:family="text">
      <style:text-properties fo:color="#ff0000" fo:background-color="transparent" loext:char-shading-value="0"/>
    </style:style>
    <style:style style:name="T14" style:family="text">
      <style:text-properties fo:color="#ff0000" style:font-name="FreeSans" fo:background-color="transparent" loext:char-shading-value="0"/>
    </style:style>
    <style:style style:name="T15" style:family="text">
      <style:text-properties fo:color="#ff0000" style:font-name="FreeSans" fo:font-size="18pt" fo:background-color="transparent" loext:char-shading-value="0" style:font-size-asian="18pt" style:font-size-complex="18pt"/>
    </style:style>
    <style:style style:name="T16" style:family="text">
      <style:text-properties fo:color="#ff0000" style:font-name="FreeSans" fo:font-size="20pt" fo:background-color="transparent" loext:char-shading-value="0" style:font-size-asian="20pt" style:font-size-complex="20pt"/>
    </style:style>
    <style:style style:name="T17" style:family="text">
      <style:text-properties fo:color="#ff0000" style:font-name="FreeSans" fo:font-size="32pt" fo:background-color="transparent" loext:char-shading-value="0" style:font-size-asian="32pt" style:font-size-complex="32pt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1e758c"/>
    </style:style>
    <style:style style:name="T20" style:family="text">
      <style:text-properties fo:font-size="12pt" officeooo:rsid="001d2ba2" style:font-size-asian="12pt" style:font-size-complex="12pt"/>
    </style:style>
    <style:style style:name="T21" style:family="text">
      <style:text-properties style:use-window-font-color="true" style:font-name="FreeSans" fo:font-size="14pt" fo:font-weight="bold" officeooo:rsid="001d2ba2" style:font-size-asian="14pt" style:font-weight-asian="bold" style:font-size-complex="14pt" style:font-weight-complex="bold"/>
    </style:style>
    <style:style style:name="T22" style:family="text">
      <style:text-properties style:use-window-font-color="true" officeooo:rsid="001d2ba2"/>
    </style:style>
    <style:style style:name="T23" style:family="text">
      <style:text-properties officeooo:rsid="001e758c"/>
    </style:style>
    <style:style style:name="T24" style:family="text">
      <style:text-properties officeooo:rsid="002052d0"/>
    </style:style>
    <style:style style:name="T25" style:family="text">
      <style:text-properties officeooo:rsid="0022baf6"/>
    </style:style>
    <style:style style:name="T26" style:family="text">
      <style:text-properties officeooo:rsid="002356f7"/>
    </style:style>
    <style:style style:name="T27" style:family="text">
      <style:text-properties officeooo:rsid="0024ea94"/>
    </style:style>
    <style:style style:name="T28" style:family="text">
      <style:text-properties style:font-name="FreeSans"/>
    </style:style>
    <style:style style:name="T29" style:family="text">
      <style:text-properties style:font-name="FreeSans"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LETANÍAS DE LOS SANTOS</text:p>
      <text:p text:style-name="P23">De Liturgia Bautismal de la Vigilia Pascual</text:p>
      <text:p text:style-name="P1"/>
      <text:section text:style-name="Sect1" text:name="Sección1">
        <text:p text:style-name="P14">Mi<text:span text:style-name="T1">m <text:s text:c="6"/>Re <text:s text:c="9"/>Mim <text:s text:c="57"/>Mim <text:s text:c="10"/>Re <text:s text:c="10"/>Mim</text:span></text:p>
        <text:p text:style-name="P3">Señor, ten piedad <text:s text:c="49"/><text:span text:style-name="T8">SEÑOR, TEN PIEDAD.</text:span></text:p>
        <text:p text:style-name="P21"><text:span text:style-name="T2">Cristo, ten piedad <text:s text:c="49"/></text:span><text:span text:style-name="T3">CRISTO, TEN PIEDAD.</text:span></text:p>
        <text:p text:style-name="P21"><text:span text:style-name="T2">Señor, ten piedad <text:s text:c="49"/></text:span><text:span text:style-name="T3">SEÑOR, TEN PIEDAD.</text:span></text:p>
        <text:p text:style-name="P1"/>
        <text:p text:style-name="P14">M<text:span text:style-name="T1">im <text:s text:c="38"/>Re Mim <text:s text:c="37"/>Do <text:s text:c="25"/></text:span>Re</text:p>
        <text:p text:style-name="P2">Santa María, madre de Dios <text:s text:c="33"/>RUEGA POR NOSOTROS.</text:p>
        <text:p text:style-name="P15">M<text:span text:style-name="T1">im <text:s text:c="38"/>Re Mim <text:s text:c="37"/>Do <text:s text:c="25"/></text:span>Re<text:span text:style-name="T9">7</text:span></text:p>
        <text:p text:style-name="P22"><text:span text:style-name="T4">S</text:span><text:span text:style-name="T2">an Miguel <text:s text:c="61"/>RUEGA POR NOSOTROS.</text:span></text:p>
        <text:p text:style-name="P15">Sol <text:s text:c="31"/><text:span text:style-name="T9">Re </text:span>Mi<text:span text:style-name="T9">m <text:s text:c="44"/>Do <text:s text:c="27"/>Re</text:span></text:p>
        <text:p text:style-name="P4"><text:span text:style-name="T9">S</text:span>antos ángeles de Dios<text:span text:style-name="T14"><text:note text:id="ftn0" text:note-class="footnote"><text:note-citation text:label="*">*</text:note-citation><text:note-body><text:p text:style-name="P28"><text:s/><text:span text:style-name="T7">En las invocaciones en plural se canta por arriba y se responde “Rogad por nosotros”.</text:span></text:p></text:note-body></text:note></text:span> <text:s text:c="38"/><text:span text:style-name="T9">ROGAD POR NOSOTROS.</text:span></text:p>
        <text:p text:style-name="P15">M<text:span text:style-name="T1">im <text:s text:c="19"/>Re Mim <text:s text:c="56"/>Do <text:s text:c="25"/></text:span>Re</text:p>
        <text:p text:style-name="P4"><text:span text:style-name="T9">S</text:span>an Juan Bautista <text:s text:c="49"/>RUEGA POR NOSOTROS.</text:p>
        <text:p text:style-name="P15">M<text:span text:style-name="T1">im <text:s text:c="5"/>Re Mim <text:s text:c="70"/>Do <text:s text:c="25"/></text:span>Re<text:span text:style-name="T9">7</text:span></text:p>
        <text:p text:style-name="P4"><text:span text:style-name="T9">S</text:span>an José <text:s text:c="65"/>RUEGA POR NOSOTROS.</text:p>
        <text:p text:style-name="P15">Sol <text:s text:c="25"/><text:span text:style-name="T9">Re </text:span>Mi<text:span text:style-name="T9">m <text:s text:c="50"/>Do <text:s text:c="27"/>Re</text:span></text:p>
        <text:p text:style-name="P4"><text:span text:style-name="T9">S</text:span>antos Pedro y Pablo <text:s text:c="43"/><text:span text:style-name="T9">ROGAD POR NOSOTROS.</text:span></text:p>
        <text:p text:style-name="P15">M<text:span text:style-name="T1">im <text:s text:c="6"/>Re Mim <text:s text:c="69"/>Do <text:s text:c="25"/></text:span>Re</text:p>
        <text:p text:style-name="P26"><text:span text:style-name="T9">S</text:span>an Andrés<text:span text:style-name="T20"> <text:s text:c="71"/></text:span><text:span text:style-name="T9">RUEGA POR NOSOTROS.</text:span></text:p>
        <text:p text:style-name="P20">M<text:span text:style-name="T1">im <text:s text:c="4"/>Re Mim <text:s text:c="71"/>Do <text:s text:c="25"/></text:span>Re</text:p>
        <text:p text:style-name="P10"><text:span text:style-name="T9">S</text:span>an Juan <text:s text:c="65"/><text:span text:style-name="T22">RUEGA POR NOSOTROS.</text:span></text:p>
        <text:p text:style-name="P29">Mim <text:s text:c="30"/>Re Mim <text:s text:c="46"/>Do <text:s text:c="25"/>Re</text:p>
        <text:p text:style-name="P10"><text:span text:style-name="T25">S</text:span>anta María Magdalena <text:s text:c="41"/><text:span text:style-name="T22">RUEGA POR NOSOTROS.</text:span></text:p>
        <text:p text:style-name="P30">Mim <text:s text:c="12"/>Re Mim <text:s text:c="63"/>Do <text:s text:c="25"/>Re</text:p>
        <text:p text:style-name="P27"><text:span text:style-name="T5">S</text:span><text:span text:style-name="T2">an</text:span><text:span text:style-name="T5">ta</text:span><text:span text:style-name="T2"> </text:span><text:span text:style-name="T5">Martina</text:span><text:span text:style-name="T2"> <text:s text:c="57"/></text:span><text:span text:style-name="T21">RUEGA POR NOSOTROS.</text:span></text:p>
        <text:p text:style-name="P19"><text:span text:style-name="T7">M</text:span><text:span text:style-name="T1">im <text:s text:c="6"/>Re Mim <text:s text:c="69"/>Do <text:s text:c="25"/></text:span><text:span text:style-name="T7">Re</text:span><text:span text:style-name="T9">7</text:span></text:p>
        <text:p text:style-name="P8"><text:span text:style-name="T25">S</text:span>an Esteban <text:s text:c="59"/><text:span text:style-name="T22">RUEGA POR NOSOTROS.</text:span></text:p>
        <text:p text:style-name="P31">Sol <text:s text:c="36"/>Re Mim <text:s text:c="39"/>Do <text:s text:c="27"/>Re</text:p>
        <text:p text:style-name="P24"><text:span text:style-name="T5">Santos Gregorio y León</text:span><text:span text:style-name="T2"> <text:s text:c="39"/></text:span><text:span text:style-name="T4">ROGAD POR NOSOTROS.</text:span></text:p>
        <text:p text:style-name="P19">M<text:span text:style-name="T1">im <text:s text:c="11"/>Re Mim <text:s text:c="64"/>Do <text:s text:c="25"/></text:span>Re</text:p>
        <text:p text:style-name="P8"><text:span text:style-name="T25">S</text:span>an Agustín <text:s text:c="59"/><text:span text:style-name="T22">RUEGA POR NOSOTROS.</text:span></text:p>
        <text:p text:style-name="P32">Mim <text:s text:c="6"/>Re Mim <text:s text:c="69"/>Do <text:s text:c="25"/>Re</text:p>
        <text:p text:style-name="P11">san Basilio <text:s text:c="61"/><text:span text:style-name="T22">RUEGA POR NOSOTROS.</text:span></text:p>
        <text:p text:style-name="P31">Mim <text:s text:c="33"/>Re Mim <text:s text:c="42"/>Do <text:s text:c="25"/>Re7</text:p>
        <text:p text:style-name="P8"><text:span text:style-name="T25">S</text:span>an Juan María Vianney <text:s text:c="39"/><text:span text:style-name="T22">RUEGA POR NOSOTROS.</text:span></text:p>
        <text:p text:style-name="P31">Sol <text:s text:c="40"/>Re Mim <text:s text:c="36"/>Do <text:s text:c="27"/>Re</text:p>
        <text:p text:style-name="P8"><text:span text:style-name="T26">S</text:span>antos Francisco y Domingo <text:s text:c="31"/><text:span text:style-name="T9">ROGAD POR NOSOTROS.</text:span></text:p>
        <text:p text:style-name="P33">Sol <text:s text:c="73"/>Re Mim <text:s text:c="2"/>Do <text:s text:c="27"/>Re</text:p>
        <text:p text:style-name="P9">Santos Isidro Labrador y María de la Cabeza <text:s text:c="4"/><text:span text:style-name="T9">ROGAD POR NOSOTROS.</text:span></text:p>
        <text:p text:style-name="P33">Sol <text:s text:c="41"/>Re Mim <text:s text:c="35"/>Do <text:s text:c="27"/>Re</text:p>
        <text:p text:style-name="P9">Santos Luis y Celia Martan <text:s text:c="35"/><text:span text:style-name="T9">ROGAD POR NOSOTROS.</text:span></text:p>
        <text:p text:style-name="P34">Mim <text:s text:c="4"/>Re Mim <text:s text:c="71"/>Do <text:s text:c="25"/>Re</text:p>
        <text:p text:style-name="P25"><text:soft-page-break/><text:span text:style-name="T6">S</text:span><text:span text:style-name="T2">anta </text:span><text:span text:style-name="T6">Gema <text:s text:c="60"/></text:span><text:span text:style-name="T21">RUEGA POR NOSOTROS.</text:span></text:p>
        <text:p text:style-name="P29">Mim <text:s text:c="4"/>Re Mim <text:s text:c="71"/>Do <text:s text:c="25"/>Re7</text:p>
        <text:p text:style-name="P10">Sant<text:span text:style-name="T27">o Domingo Sabio <text:s text:c="43"/></text:span><text:span text:style-name="T22">RUEGA POR NOSOTROS.</text:span></text:p>
        <text:p text:style-name="P12"><text:span text:style-name="T10">Sol <text:s text:c="33"/></text:span><text:span text:style-name="T11">Re </text:span><text:span text:style-name="T10">Mi</text:span><text:span text:style-name="T11">m <text:s text:c="42"/>Do <text:s text:c="27"/>Re</text:span></text:p>
        <text:p text:style-name="P5">Santos y Santas de Dios <text:s text:c="38"/><text:span text:style-name="T9">ROGAD POR NOSOTROS.</text:span></text:p>
        <text:p text:style-name="P1"/>
        <text:p text:style-name="P16">M<text:span text:style-name="T1">im <text:s text:c="20"/>Re Mim <text:s text:c="53"/>Do <text:s text:c="24"/></text:span>Re</text:p>
        <text:p text:style-name="P1">Muéstrate propicio <text:s text:c="48"/><text:span text:style-name="T23">LÍBRANOS SEÑOR.</text:span></text:p>
        <text:p text:style-name="P5">De todo mal <text:s text:c="66"/>’’ <text:s text:c="22"/>’’</text:p>
        <text:p text:style-name="P5">De todo pecado <text:s text:c="59"/>’’ <text:s text:c="22"/>’’</text:p>
        <text:p text:style-name="P5">De la muerte eterna <text:s text:c="53"/>’’ <text:s text:c="22"/>’’</text:p>
        <text:p text:style-name="P5">Por tu encarnación <text:s text:c="54"/>’’ <text:s text:c="22"/>’’</text:p>
        <text:p text:style-name="P5">Por tu muerte y resurrección <text:s text:c="37"/>’’ <text:s text:c="22"/>’’</text:p>
        <text:p text:style-name="P17">M<text:span text:style-name="T1">im <text:s text:c="42"/>Re Mim <text:s text:c="31"/>Do <text:s text:c="24"/></text:span>Re<text:span text:style-name="T24">7</text:span></text:p>
        <text:p text:style-name="P6">Por el envío del Espíritu Santo<text:span text:style-name="T18"> <text:s text:c="28"/></text:span><text:span text:style-name="T19">LÍBRANOS SEÑOR.</text:span></text:p>
        <text:p text:style-name="P1"/>
        <text:p text:style-name="P17">Sol <text:s text:c="47"/><text:span text:style-name="T9">Re </text:span>Mi<text:span text:style-name="T9">m <text:s text:c="28"/>Do <text:s text:c="35"/>Re7</text:span></text:p>
        <text:p text:style-name="P1">Nosotros que somos pecadores <text:s text:c="25"/><text:span text:style-name="T24">TE ROGAMOS, ÓYENOS.</text:span></text:p>
        <text:p text:style-name="P17">Sol</text:p>
        <text:p text:style-name="P1">Para que regeneres a <text:span text:style-name="T12">Martina Caridad</text:span></text:p>
        <text:p text:style-name="P17"><text:s text:c="73"/><text:span text:style-name="T9">Re </text:span>Mi<text:span text:style-name="T9">m <text:s text:c="9"/>Do <text:s text:c="35"/>Re7</text:span></text:p>
        <text:p text:style-name="P6"><text:s text:c="27"/>con la gracia del Bautismo. <text:s text:c="7"/><text:span text:style-name="T24">TE ROGAMOS, ÓYENOS.</text:span></text:p>
        <text:p text:style-name="P17">Sol</text:p>
        <text:p text:style-name="P1">Para que regeneres a estos</text:p>
        <text:p text:style-name="P17"><text:s text:c="73"/><text:span text:style-name="T9">Re </text:span>Mi<text:span text:style-name="T9">m <text:s text:c="9"/>Do <text:s text:c="35"/>Re7</text:span></text:p>
        <text:p text:style-name="P6"><text:s text:c="11"/>elegidos con la gracia del Bautismo. <text:s text:c="7"/><text:span text:style-name="T24">TE ROGAMOS, ÓYENOS.</text:span></text:p>
        <text:p text:style-name="P18">Sol <text:s text:c="32"/><text:span text:style-name="T9">Re </text:span>Mi<text:span text:style-name="T9">m <text:s text:c="43"/>Do <text:s text:c="35"/>Re</text:span></text:p>
        <text:p text:style-name="P7">Jesús, Hijo de Dios vivo. <text:s text:c="38"/><text:span text:style-name="T24">TE ROGAMOS, ÓYENOS.</text:span></text:p>
        <text:p text:style-name="P1"/>
        <text:p text:style-name="P18">Mi<text:span text:style-name="T1">m <text:s text:c="5"/>Re <text:s text:c="3"/>Mim <text:s text:c="66"/>Mim <text:s text:c="9"/>Re <text:s text:c="4"/>Mim</text:span></text:p>
        <text:p text:style-name="P7">Cristo, óyenos. <text:s text:c="55"/>CRISTO, ÓYENOS.</text:p>
        <text:p text:style-name="P7">Cristo, escúchanos. <text:s text:c="47"/>CRISTO, ESCÚCHANOS.</text:p>
      </text:section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0T23:00:05.577140519</meta:creation-date>
    <dc:date>2020-01-21T13:19:24.969760216</dc:date>
    <meta:editing-duration>PT52M21S</meta:editing-duration>
    <meta:editing-cycles>11</meta:editing-cycles>
    <meta:generator>LibreOffice/6.3.3.2.0$Linux_X86_64 LibreOffice_project/30$Build-2</meta:generator>
    <meta:document-statistic meta:table-count="0" meta:image-count="0" meta:object-count="0" meta:page-count="2" meta:paragraph-count="73" meta:word-count="415" meta:character-count="6825" meta:non-whitespace-character-count="1728"/>
  </office:meta>
</office:document-meta>
</file>